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9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6376322592343821539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4511904755151989484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8916094961041944411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8978749226320912339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</text:p>
        </text:list-item>
        <text:list-item>
          <text:p text:style-name="P13">Impostazioni account</text:p>
        </text:list-item>
        <text:list-item>
          <text:p text:style-name="P13">Index</text:p>
        </text:list-item>
        <text:list-item>
          <text:p text:style-name="P13">Indirizzi</text:p>
        </text:list-item>
        <text:list-item>
          <text:p text:style-name="P15">La nostra storia <text:span text:style-name="T2">(Versione mobile pronta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6">Registrazione <text:span text:style-name="T2">(Versione mobile pronta)</text:span></text:p>
        </text:list-item>
        <text:list-item>
          <text:p text:style-name="P17">Resi rimborsi <text:span text:style-name="T2">(Versione mobile pronta)</text:span></text:p>
        </text:list-item>
        <text:list-item>
          <text:p text:style-name="P18">Termini spedizione <text:span text:style-name="T2">(Versione mobile pronta)</text:span></text:p>
        </text:list-item>
        <text:list-item>
          <text:p text:style-name="P13">Togli utenti</text:p>
        </text:list-item>
        <text:list-item>
          <text:p text:style-name="P19">Mappa del sito <text:span text:style-name="T8">(Versione mobile pronta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26T22:01:29.559488120</dc:date>
    <meta:editing-duration>PT10H59M</meta:editing-duration>
    <meta:editing-cycles>28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69" meta:character-count="1711" meta:non-whitespace-character-count="1536"/>
  </office:meta>
</office:document-meta>
</file>